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81e0a" officeooo:paragraph-rsid="00181e0a"/>
    </style:style>
    <style:style style:name="P2" style:family="paragraph" style:parent-style-name="Heading_20_2">
      <style:text-properties officeooo:rsid="00194126" officeooo:paragraph-rsid="00194126"/>
    </style:style>
    <style:style style:name="P3" style:family="paragraph" style:parent-style-name="Standard" style:list-style-name="L1">
      <style:text-properties fo:font-weight="bold" officeooo:rsid="00181e0a" officeooo:paragraph-rsid="00181e0a" style:font-weight-asian="bold" style:font-weight-complex="bold"/>
    </style:style>
    <style:style style:name="P4" style:family="paragraph" style:parent-style-name="Text_20_body">
      <style:text-properties officeooo:rsid="00181e0a" officeooo:paragraph-rsid="00181e0a"/>
    </style:style>
    <style:style style:name="P5" style:family="paragraph" style:parent-style-name="Text_20_body">
      <style:text-properties officeooo:rsid="00194126" officeooo:paragraph-rsid="00194126"/>
    </style:style>
    <style:style style:name="P6" style:family="paragraph" style:parent-style-name="Text_20_body" style:list-style-name="L2">
      <style:text-properties fo:font-weight="bold" officeooo:rsid="00194126" officeooo:paragraph-rsid="00194126" style:font-weight-asian="bold" style:font-weight-complex="bold"/>
    </style:style>
    <style:style style:name="P7" style:family="paragraph" style:parent-style-name="Text_20_body" style:list-style-name="L2">
      <style:text-properties fo:font-weight="bold" officeooo:paragraph-rsid="00194126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94126" style:font-weight-asian="normal" style:font-weight-complex="normal"/>
    </style:style>
    <style:style style:name="T8" style:family="text">
      <style:text-properties officeooo:rsid="0019412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Приложение для продаже картошки «<text:span text:style-name="T1">PotaToBuy</text:span>»</text:p>
      <text:h text:style-name="Heading_20_2" text:outline-level="2">Для кого:</text:h>
      <text:list text:style-name="L1">
        <text:list-item>
          <text:p text:style-name="P3">Продавцы: <text:span text:style-name="T6">фермеры, владельцы частных огородов и дачники, которые хотят продать урожай.</text:span></text:p>
        </text:list-item>
        <text:list-item>
          <text:p text:style-name="P3">Покупатели: <text:span text:style-name="T6">частные лица, которые ищут качественную, домашнюю или фермерскую картошку, а также небольшие кафе или рестораны.</text:span></text:p>
        </text:list-item>
      </text:list>
      <text:h text:style-name="P1" text:outline-level="2">Проблема:</text:h>
      <text:p text:style-name="P4">Продавцам сложно найти прямой выход на покупателей, а покупателям найти поставщика. Существуют маркетплейсы, но они не учитывают специфику продукта(сорта, способы выращивания, условия хранения).</text:p>
      <text:h text:style-name="P2" text:outline-level="2">Решение проблемы:</text:h>
      <text:p text:style-name="P5">Приложение «<text:span text:style-name="T2">PotaToBuy</text:span>» <text:span text:style-name="T4">которое напрямую соединяет продавцов и покупателей.</text:span></text:p>
      <text:h text:style-name="P2" text:outline-level="2">Преимущества:</text:h>
      <text:list xml:id="list3452145802" text:style-name="L2">
        <text:list-item>
          <text:p text:style-name="P6">Геолокация: <text:span text:style-name="T6">Покупатели видят на карте ближайших продавцов.</text:span></text:p>
        </text:list-item>
        <text:list-item>
          <text:p text:style-name="P6">Фильтры: <text:span text:style-name="T6">Возможность выбрать сорт/подходящую для жарки и т.д.</text:span></text:p>
        </text:list-item>
        <text:list-item>
          <text:p text:style-name="P6">Прямая коммуникация: <text:span text:style-name="T6">Чат для обсуждения.</text:span></text:p>
        </text:list-item>
        <text:list-item>
          <text:p text:style-name="P7"><text:span text:style-name="T8">Рейтинг и отзывы: </text:span><text:span text:style-name="T7">Система репутации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officeooo:rsid="00181e0a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" fo:font-family="Arial" style:font-family-generic="swiss" style:font-pitch="variable" fo:font-size="18pt" fo:language="ru" fo:country="RU" fo:font-weight="bold" officeooo:rsid="00181e0a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9T13:07:41.241000000</meta:creation-date>
    <dc:date>2025-09-29T13:24:51.093000000</dc:date>
    <meta:editing-duration>PT17M9S</meta:editing-duration>
    <meta:editing-cycles>2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3" meta:word-count="100" meta:character-count="770" meta:non-whitespace-character-count="689"/>
  </office:meta>
</office:document-meta>
</file>